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767" officeooo:paragraph-rsid="0012f767"/>
    </style:style>
    <style:style style:name="P2" style:family="paragraph" style:parent-style-name="Standard">
      <style:text-properties officeooo:rsid="00141484" officeooo:paragraph-rsid="00141484"/>
    </style:style>
    <style:style style:name="P3" style:family="paragraph" style:parent-style-name="Standard">
      <style:text-properties officeooo:rsid="0014cd1c" officeooo:paragraph-rsid="0014cd1c"/>
    </style:style>
    <style:style style:name="P4" style:family="paragraph" style:parent-style-name="Standard">
      <style:text-properties officeooo:rsid="0015ed36" officeooo:paragraph-rsid="00141484"/>
    </style:style>
    <style:style style:name="P5" style:family="paragraph" style:parent-style-name="Standard">
      <style:text-properties officeooo:rsid="0015ed36" officeooo:paragraph-rsid="0015ed36"/>
    </style:style>
    <style:style style:name="P6" style:family="paragraph" style:parent-style-name="Standard">
      <style:text-properties officeooo:rsid="0015fad5" officeooo:paragraph-rsid="0015fad5"/>
    </style:style>
    <style:style style:name="P7" style:family="paragraph" style:parent-style-name="Standard">
      <style:text-properties officeooo:rsid="00181ca2" officeooo:paragraph-rsid="00181ca2"/>
    </style:style>
    <style:style style:name="P8" style:family="paragraph" style:parent-style-name="Standard">
      <style:text-properties officeooo:rsid="00187650" officeooo:paragraph-rsid="001876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lipse - GIT</text:p>
      <text:p text:style-name="P1"/>
      <text:p text:style-name="P1"/>
      <text:p text:style-name="P1"/>
      <text:p text:style-name="P2">$sudo apt-get install git-all</text:p>
      <text:p text:style-name="P2">$git config <text:s/>--global user.name "John Doe"</text:p>
      <text:p text:style-name="P2">$git config --global user.email "johndoe@example.com"</text:p>
      <text:p text:style-name="P2"><text:tab/>=&gt; store in ~/.gitconfig or /etc/gitconfig</text:p>
      <text:p text:style-name="P2">$git config --global core.editor vim</text:p>
      <text:p text:style-name="P2">$git config --list</text:p>
      <text:p text:style-name="P2"/>
      <text:p text:style-name="P3">$git init //creates a .git subdirectory in current directory</text:p>
      <text:p text:style-name="P3">$git add *.java</text:p>
      <text:p text:style-name="P3">$git commit -m "Initial project version"</text:p>
      <text:p text:style-name="P3"/>
      <text:p text:style-name="P3">$git status</text:p>
      <text:p text:style-name="P4"/>
      <text:p text:style-name="P5">$git remote add java https://github.com/ormb24/java</text:p>
      <text:p text:style-name="P5">$git remote -v</text:p>
      <text:p text:style-name="P5"/>
      <text:p text:style-name="P6">$git fetch [remote-name] (eg. $git fetch java)</text:p>
      <text:p text:style-name="P2"/>
      <text:p text:style-name="P3">$git clone https://github.com/....</text:p>
      <text:p text:style-name="P7"/>
      <text:p text:style-name="P7">$git push &lt;remotename&gt; &lt;branchname&gt; (eg. git push java master)</text:p>
      <text:p text:style-name="P7">rem : assuming remote name is : java</text:p>
      <text:p text:style-name="P7">rem : assuming local branch is master</text:p>
      <text:p text:style-name="P8">$git pull &lt;remotename&gt; &lt;branchname&gt; (eg. git pull java master)</text:p>
      <text:p text:style-name="P7"/>
      <text:p text:style-name="P7">$git log --all --graph --decorate --oneline</text:p>
      <text:p text:style-name="P7">$git show-branch all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6:05:46.264145902</meta:creation-date>
    <dc:date>2017-01-13T17:59:09.154012319</dc:date>
    <meta:editing-duration>PT1H22M50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21" meta:word-count="120" meta:character-count="765" meta:non-whitespace-character-count="672"/>
  </office:meta>
</office:document-meta>
</file>